
<file path=META-INF/manifest.xml><?xml version="1.0" encoding="utf-8"?>
<manifest:manifest xmlns:manifest="urn:oasis:names:tc:opendocument:xmlns:manifest:1.0" manifest:version="1.2">
  <manifest:file-entry manifest:full-path="/" manifest:media-type="application/vnd.oasis.opendocument.text"/>
  <manifest:file-entry manifest:full-path="Pictures/10000201000000EE000000E31F194532.png" manifest:media-type="image/png"/>
  <manifest:file-entry manifest:full-path="Fonts/SonsieOne-Regular.ttf" manifest:media-type="application/x-font-ttf"/>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ibj4r8l</text:p>
      <text:p text:style-name="Heading">Lorem ipsum dolor sit amet, consectetur adipiscing elit, sed do eiusmod tempor incididunt ut labore et dolore magna aliqua. Viverra aliquet eget sit amet tellus cras. Sed sed risus pretium quam vulputate dignissim suspendisse in est. Pellentesque habitant morbi tristique senectus et netus et malesuada. Faucibus nisl tincidunt eget nullam non nisi est sit amet. Ac auctor augue mauris augue neque gravida in fermentum et. Mauris sit amet massa vitae tortor condimentum. Feugiat in ante metus dictum at tempor commodo. Nisi scelerisque eu ultrices vitae auctor eu. Lorem dolor sed viverra ipsum nunc aliquet bibendum enim. Ut porttitor leo a diam sollicitudin. Molestie nunc non blandit massa enim. A lacus vestibulum sed arcu. In aliquam sem fringilla ut morbi. Felis imperdiet proin fermentum leo vel orci porta non. Metus dictum at tempor commodo ullamcorper a lacus vestibulum sed.</text:p>
      <text:p text:style-name="Heading"/>
      <text:p text:style-name="Heading">Sed velit dignissim sodales ut eu. Nibh praesent tristique magna sit amet purus gravida. Tincidunt vitae semper quis lectus nulla at volutpat diam. Tristique magna sit amet purus gravida quis. Nunc vel risus commodo viverra maecenas accumsan. Et malesuada fames ac turpis egestas maecenas pharetra convallis. Commodo nulla facilisi nullam vehicula ipsum a arcu cursus vitae. Vitae proin sagittis nisl rhoncus. Sit amet porttitor eget dolor morbi non arcu risus. Quisque id diam vel quam elementum pulvinar etiam. Pulvinar pellentesque habitant morbi tristique senectus et netus et malesuada. Pellentesque habitant morbi tristique senectus et netus. Faucibus interdum posuere lorem ipsum dolor sit amet consectetur. Ac turpis egestas sed tempus urna et pharetra pharetra. Aliquam faucibus purus in massa tempor nec feugiat.</text:p>
      <text:p text:style-name="Heading"/>
      <text:p text:style-name="Heading">Feugiat nibh sed pulvinar proin gravida hendrerit lectus a. Aliquam nulla facilisi cras fermentum odio. Egestas fringilla phasellus faucibus scelerisque eleifend donec pretium vulputate sapien. Et ligula ullamcorper malesuada proin libero nunc consequat interdum varius. Lorem ipsum dolor sit amet. Semper feugiat nibh sed pulvinar proin gravida hendrerit lectus a. Diam maecenas sed enim ut sem viverra. Vel orci porta non pulvinar neque laoreet. Proin libero nunc consequat interdum varius sit amet mattis. Aliquam sem fringilla ut morbi tincidunt augue. In metus vulputate eu scelerisque felis imperdiet proin. Lorem mollis aliquam ut porttitor leo. Lectus nulla at volutpat diam ut venenatis tellus in. Eget felis eget nunc lobortis mattis aliquam faucibus. Maecenas volutpat blandit aliquam etiam.</text:p>
      <text:p text:style-name="Heading"/>
      <text:p text:style-name="Heading">In nibh mauris cursus mattis molestie a iaculis at erat. Mi proin sed libero enim sed faucibus turpis. Massa ultricies mi quis hendrerit dolor magna. Morbi tempus iaculis urna id volutpat. Nulla facilisi cras fermentum odio eu feugiat pretium nibh. Lacus suspendisse faucibus interdum posuere lorem ipsum. Non tellus orci ac auctor augue mauris augue neque. A diam sollicitudin tempor id eu nisl nunc mi. Eu sem integer vitae justo eget magna fermentum iaculis eu. Curabitur vitae nunc sed velit dignissim. Nibh mauris cursus mattis molestie a iaculis at. Facilisi nullam vehicula ipsum a arcu cursus vitae congue. Neque sodales ut etiam sit amet nisl purus in. Nec dui nunc mattis enim ut. Ultricies lacus sed turpis tincidunt id aliquet risus feugiat. Lorem mollis aliquam ut porttitor leo. Lacus sed turpis tincidunt id aliquet risus feugiat in. Duis at consectetur lorem donec. Eu augue ut lectus arcu bibendum at varius vel pharetra. Fermentum dui faucibus in ornare quam viverra.</text:p>
      <text:p text:style-name="Heading"/>
      <text:p text:style-name="Heading">Massa massa ultricies mi quis hendrerit dolor magna eget est. Amet risus nullam eget felis eget nunc lobortis mattis aliquam. Lectus proin nibh nisl condimentum id. Lobortis mattis aliquam faucibus purus in. Enim sit amet venenatis urna. Sed sed risus pretium quam vulputate dignissim suspendisse. Consequat ac felis donec et odio pellentesque diam volutpat commodo. Integer malesuada nunc vel risus. Morbi leo urna molestie at. Facilisi etiam dignissim diam quis enim lobortis scelerisque fermentum. Suspendisse sed nisi lacus sed viverra tellus in hac habitasse. Vestibulum sed arcu non odio euismod lacinia. Elit ullamcorper dignissim cras tincidunt lobortis feugiat vivamus. Dui nunc mattis enim ut tellus elementum. Commodo odio aenean sed adipiscing diam donec. Elit pellentesque habitant morbi tristique senectus et netus et malesuada. Urna cursus eget nunc scelerisque viverra mauris in aliquam. Leo in vitae turpis massa. Facilisis magna etiam tempor orci. Eu volutpat odio facilisis mauris sit amet.</text:p>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ffff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style>
    <style:style style:name="Normal" style:family="paragraph"/>
    <style:style style:name="Heading_20_1" style:display-name="Heading 1" style:family="paragraph" style:parent-style-name="Heading" style:default-outline-level="1" style:class="text">
      <style:text-properties fo:font-size="22pt" fo:font-weight="bold" style:font-size-asian="22pt" style:font-weight-asian="bold" style:font-size-complex="22pt" style:font-weight-complex="bold"/>
    </style:style>
    <style:style style:name="Heading_20_5" style:display-name="Heading 5" style:family="paragraph" style:parent-style-name="Heading" style:next-style-name="Text_20_body" style:default-outline-level="5"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creation-date>2012-11-06T18:14:07</meta:creation-date>
    <dc:date>2020-01-18T10:31:36.181Z</dc:date>
    <meta:editing-cycles>9</meta:editing-cycles>
    <meta:generator>WebODF/0.5.9 Mozilla/5.0 (Macintosh; Intel Mac OS X 10_13_6) AppleWebKit/537.36 (KHTML, like Gecko) Chrome/79.0.3945.117 Safari/537.36</meta:generator>
    <dc:creator>WebODF-Curious</dc:creator>
  </office:meta>
</office:document-meta>
</file>